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667in" table:align="left"/>
    </style:style>
    <style:style style:name="Table1.A" style:family="table-column">
      <style:table-column-properties style:column-width="1.5444in"/>
    </style:style>
    <style:style style:name="Table1.B" style:family="table-column">
      <style:table-column-properties style:column-width="5.1222in"/>
    </style:style>
    <style:style style:name="Table1.A1" style:family="table-cell">
      <style:table-cell-properties style:vertical-align="middle"/>
    </style:style>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Table_20_Contents">
      <style:paragraph-properties fo:margin-top="0in" fo:margin-bottom="0.1965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AV HOME RECEIVER</text:span></text:p>
      <text:p text:style-name="Text_20_body">The 351R amp delivers superb-quality surround sound, plus stunning audiophile stereo for brilliant music reproduction, at amazing value. Our designers have obsessed over the audio, creating surround sound that truly immerses you in big-screen action and music reproduction so good it will make the hairs on the back of your neck stand up.</text:p>
      <text:p text:style-name="Standard"/>
      <text:p text:style-name="Standard"/>
      <text:p text:style-name="Standard"/>
      <text:p text:style-name="Text_20_body">We call it "Sound First" design: we prioritise audio quality, and cut cost and clutter, to deliver the best-sounding AV receiver you'll ever hear at this price. For example, most living room setups are 5.1 (five speakers plus a subwoofer bass speaker). So instead of giving you a 7.1 receiver with two channels you'll never use, our engineers have spent the development budget putting better quality components in the bits you will use. They've also taken technologies from our pricier Azur 551R and included them in the 351R, including premium toroidal transformers for stunning bass response and pure sound and an all-metal chassis to minimise distortion.</text:p>
      <text:p text:style-name="Text_20_body">The 351R is a home entertainment hub, with enough inputs and outputs to hook up all your kit. There's enough capacity to connect not just Blu-ray disc players and satellite set-top boxes, but games console and media players like Apple TV too, all in high definition via HDMI. There are plenty of inputs for hi-fi separates too.</text:p>
      <text:p text:style-name="Text_20_body">And the 351R packs plenty of power, putting out 50 watts per channel (at 8 ohms) for room-filling surround sound, and 80 watts per channel (at 6 ohms) for a superb audiophile stereo performance from even the most demanding speakers. And a clever automatic setup mode adjusts the speakers perfectly, whatever the size and shape of your room.</text:p>
      <text:p text:style-name="Text_20_body">Clever, keenly priced and stunning both for home cinema and music, the 351R is hard to beat.</text:p>
      <text:p text:style-name="Text_20_body"><text:span text:style-name="Strong_20_Emphasis">Features</text:span></text:p>
      <text:list xml:id="list4599240161429527211" text:style-name="L1">
        <text:list-item>
          <text:p text:style-name="P2">4 HDMI in, 1 out with support for 3D TV / Deep colour pass-thru / Audio Return Channel (ARC) reception </text:p>
        </text:list-item>
        <text:list-item>
          <text:p text:style-name="P2">Oversize low flux toroidal transformer delivering ultra-low noise and distortion </text:p>
        </text:list-item>
        <text:list-item>
          <text:p text:style-name="P2">Cirrus Logic dual 32-bit DSPs for compatibility with the latest CODECs including Dolby Digital Plus, DTS- HD High Resolution and the Lossless Dolby True HD and DTS-HD Master Audio formats </text:p>
        </text:list-item>
        <text:list-item>
          <text:p text:style-name="P2">Pure Analogue Stereo Direct mode for audiophile playback of analogue stereo sources </text:p>
        </text:list-item>
        <text:list-item>
          <text:p text:style-name="P2">Cambridge Audio Mic Controlled Auto Set-up (CAMCAS) with microphone supplied </text:p>
        </text:list-item>
        <text:list-item>
          <text:p text:style-name="P2">Adjustable lip-sync delay per source </text:p>
        </text:list-item>
        <text:list-item>
          <text:p text:style-name="P2">X-Tract Forced/Convection Heat Tunnel for virtually silent performance </text:p>
        </text:list-item>
        <text:list-item>
          <text:p text:style-name="P2">FM tuner with RDS </text:p>
        </text:list-item>
        <text:list-item>
          <text:p text:style-name="P2">Low resonance, acoustically damped full metal chassis </text:p>
        </text:list-item>
        <text:list-item>
          <text:p text:style-name="P2">RS232 for Custom Install integration </text:p>
        </text:list-item>
        <text:list-item>
          <text:p text:style-name="P1">Slim, aesthetic design – only 100mm (3.9’’) tall! </text:p>
        </text:list-item>
      </text:list>
      <text:p text:style-name="Text_20_body"><text:span text:style-name="Strong_20_Emphasis">Specifications</text:span></text:p>
      <table:table table:name="Table1" table:style-name="Table1">
        <table:table-column table:style-name="Table1.A"/>
        <table:table-column table:style-name="Table1.B"/>
        <table:table-row>
          <table:table-cell table:style-name="Table1.A1" office:value-type="string">
            <text:p text:style-name="P3">Power output:</text:p>
          </table:table-cell>
          <table:table-cell table:style-name="Table1.A1" office:value-type="string">
            <text:p text:style-name="P3">70W RMS per channel, into 8 Ohms (two channels driven)<text:line-break/>50W RMS per channel, 8 Ohms (all 5 channels driven)</text:p>
          </table:table-cell>
        </table:table-row>
        <table:table-row>
          <table:table-cell table:style-name="Table1.A1" office:value-type="string">
            <text:p text:style-name="P3">Architecture</text:p>
          </table:table-cell>
          <table:table-cell table:style-name="Table1.A1" office:value-type="string">
            <text:p text:style-name="P3">Cirrus Logic CS42518 24-Bit/192kHz capable CODEC for surround channels + 24 Bit 2 channel A/D conversion<text:line-break/>Cirrus Logic CS497024 Dual 32 Bit DSP for surround decoding</text:p>
          </table:table-cell>
        </table:table-row>
        <text:soft-page-break/>
        <table:table-row>
          <table:table-cell table:style-name="Table1.A1" office:value-type="string">
            <text:p text:style-name="P3">Audio Inputs</text:p>
          </table:table-cell>
          <table:table-cell table:style-name="Table1.A1" office:value-type="string">
            <text:p text:style-name="P3">4 x Line Level Analogue<text:line-break/>FM Tuner<text:line-break/>2 x Digital Co-axial<text:line-break/>1 x Digital Optical</text:p>
          </table:table-cell>
        </table:table-row>
        <table:table-row>
          <table:table-cell table:style-name="Table1.A1" office:value-type="string">
            <text:p text:style-name="P3">Video Inputs</text:p>
          </table:table-cell>
          <table:table-cell table:style-name="Table1.A1" office:value-type="string">
            <text:p text:style-name="P3">4 x HDMI (1.4a)</text:p>
          </table:table-cell>
        </table:table-row>
        <table:table-row>
          <table:table-cell table:style-name="Table1.A1" office:value-type="string">
            <text:p text:style-name="P3">Main Audio Outputs</text:p>
          </table:table-cell>
          <table:table-cell table:style-name="Table1.A1" office:value-type="string">
            <text:p text:style-name="P3">5 x Amplified Speaker Outputs<text:line-break/>1 x RCA/Phono subwoofer output</text:p>
          </table:table-cell>
        </table:table-row>
        <table:table-row>
          <table:table-cell table:style-name="Table1.A1" office:value-type="string">
            <text:p text:style-name="P3">Main Video Output</text:p>
          </table:table-cell>
          <table:table-cell table:style-name="Table1.A1" office:value-type="string">
            <text:p text:style-name="P3">1 x HDMI (1.4a), ARC supported</text:p>
          </table:table-cell>
        </table:table-row>
        <table:table-row>
          <table:table-cell table:style-name="Table1.A1" office:value-type="string">
            <text:p text:style-name="P3">Recording Audio Outputs</text:p>
          </table:table-cell>
          <table:table-cell table:style-name="Table1.A1" office:value-type="string">
            <text:p text:style-name="P3">1 x Line Level Analogue</text:p>
          </table:table-cell>
        </table:table-row>
        <table:table-row>
          <table:table-cell table:style-name="Table1.A1" office:value-type="string">
            <text:p text:style-name="P3">Other connections</text:p>
          </table:table-cell>
          <table:table-cell table:style-name="Table1.A1" office:value-type="string">
            <text:p text:style-name="P3">1 x ¼" / 6.35mm Headphone Output (32 To 600 ohms recommended)<text:line-break/>1 x RS232C<text:line-break/>1 x IEC type mains inlet</text:p>
          </table:table-cell>
        </table:table-row>
        <table:table-row>
          <table:table-cell table:style-name="Table1.A1" office:value-type="string">
            <text:p text:style-name="P3">Standby power consumption:</text:p>
          </table:table-cell>
          <table:table-cell table:style-name="Table1.A1" office:value-type="string">
            <text:p text:style-name="P3">&lt;0.5W</text:p>
          </table:table-cell>
        </table:table-row>
        <table:table-row>
          <table:table-cell table:style-name="Table1.A1" office:value-type="string">
            <text:p text:style-name="P3">Max. power consumption:</text:p>
          </table:table-cell>
          <table:table-cell table:style-name="Table1.A1" office:value-type="string">
            <text:p text:style-name="P3">500W</text:p>
          </table:table-cell>
        </table:table-row>
        <table:table-row>
          <table:table-cell table:style-name="Table1.A1" office:value-type="string">
            <text:p text:style-name="P3">Dimensions (W x H x D):</text:p>
          </table:table-cell>
          <table:table-cell table:style-name="Table1.A1" office:value-type="string">
            <text:p text:style-name="P3">430 x 100 x 330mm (16.9 x 3.9 x 12.9'')</text:p>
          </table:table-cell>
        </table:table-row>
        <table:table-row>
          <table:table-cell table:style-name="Table1.A1" office:value-type="string">
            <text:p text:style-name="P3">Weight:</text:p>
          </table:table-cell>
          <table:table-cell table:style-name="Table1.A1" office:value-type="string">
            <text:p text:style-name="P3">8.2Kg (18lb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4S</meta:editing-duration>
    <meta:editing-cycles>3</meta:editing-cycles>
    <meta:generator>OpenOffice/4.1.1$Win32 OpenOffice.org_project/411m6$Build-9775</meta:generator>
    <dc:date>2018-01-31T10:41:08.83</dc:date>
    <meta:document-statistic meta:table-count="1" meta:image-count="0" meta:object-count="0" meta:page-count="2" meta:paragraph-count="43" meta:word-count="579" meta:character-count="3435"/>
    <dc:creator>Marti </dc:creator>
    <meta:user-defined meta:name="Info 1"/>
    <meta:user-defined meta:name="Info 2"/>
    <meta:user-defined meta:name="Info 3"/>
    <meta:user-defined meta:name="Info 4"/>
  </office:meta>
</office:document-meta>
</file>